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text-properties officeooo:rsid="00032fb1" officeooo:paragraph-rsid="00032fb1"/>
    </style:style>
    <style:style style:name="T1" style:family="text">
      <style:text-properties officeooo:rsid="00032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Write a Python function to check whether a string is pangram or not.</text:span></text:p>
      <text:p text:style-name="Preformatted_20_Text"><text:span text:style-name="Source_20_Text">Note : Pangrams are words or sentences containing every letter of the alphabet at least once.</text:span></text:p>
      <text:p text:style-name="P1"><text:span text:style-name="Source_20_Text">For example : "The quick brown fox jumps over the lazy dog"</text:span></text:p>
      <text:p text:style-name="Text_20_body">Hint: Look at the string modul<text:span text:style-name="T1">e</text:span></text:p>
      <text:p text:style-name="Text_20_body"/>
      <text:p text:style-name="P2">import string</text:p>
      <text:p text:style-name="P2">def ispanagram(str1,alphabet=string.ascii.lowercase):</text:p>
      <text:p text:style-name="P2"><text:tab/>pas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23:27:09.076087150</meta:creation-date>
    <dc:date>2021-10-18T23:29:18.206508171</dc:date>
    <meta:editing-duration>PT2M9S</meta:editing-duration>
    <meta:editing-cycles>1</meta:editing-cycles>
    <meta:document-statistic meta:table-count="0" meta:image-count="0" meta:object-count="0" meta:page-count="1" meta:paragraph-count="7" meta:word-count="52" meta:character-count="322" meta:non-whitespace-character-count="276"/>
    <meta:generator>LibreOffice/6.4.7.2$Linux_X86_64 LibreOffice_project/40$Build-2</meta:generator>
  </office:meta>
</office:document-meta>
</file>